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945in"/>
    </style:style>
    <style:style style:name="co4" style:family="table-column">
      <style:table-column-properties fo:break-before="auto" style:column-width="1.4516in"/>
    </style:style>
    <style:style style:name="co5" style:family="table-column">
      <style:table-column-properties fo:break-before="auto" style:column-width="2.3402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2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38"/>
    </style:style>
    <style:style style:name="ce6" style:family="table-cell" style:parent-style-name="Default" style:data-style-name="N4"/>
    <style:style style:name="ce12" style:family="table-cell" style:parent-style-name="Default" style:data-style-name="N4"/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ffff00"/>
    </style:style>
    <style:style style:name="ce16" style:family="table-cell" style:parent-style-name="Default" style:data-style-name="N144"/>
    <style:style style:name="ce15" style:family="table-cell" style:parent-style-name="Default" style:data-style-name="N144"/>
    <style:style style:name="ce8" style:family="table-cell" style:parent-style-name="Default" style:data-style-name="N144">
      <style:table-cell-properties fo:background-color="#ffff00"/>
    </style:style>
    <style:style style:name="ce7" style:family="table-cell" style:parent-style-name="Default" style:data-style-name="N144">
      <style:table-cell-properties fo:background-color="#ffff00"/>
      <style:text-properties fo:color="#000000"/>
    </style:style>
    <style:style style:name="ce9" style:family="table-cell" style:parent-style-name="Default" style:data-style-name="N99"/>
    <style:style style:name="ce10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Cart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office:value-type="string" calcext:value-type="string">
            <text:p>Carte</text:p>
          </table:table-cell>
          <table:table-cell office:value-type="string" calcext:value-type="string">
            <text:p>Copies</text:p>
          </table:table-cell>
          <table:table-cell office:value-type="string" calcext:value-type="string">
            <text:p>chiff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sType</text:p>
          </table:table-cell>
          <table:table-cell office:value-type="string" calcext:value-type="string">
            <text:p>Gain ame</text:p>
          </table:table-cell>
          <table:table-cell table:style-name="ce6" office:value-type="string" calcext:value-type="string">
            <text:p>Gain Carte</text:p>
          </table:table-cell>
          <table:table-cell office:value-type="string" calcext:value-type="string">
            <text:p>Gain Demon</text:p>
          </table:table-cell>
          <table:table-cell office:value-type="string" calcext:value-type="string">
            <text:p>P(x)</text:p>
          </table:table-cell>
          <table:table-cell table:style-name="ce16" office:value-type="string" calcext:value-type="string">
            <text:p>avg valu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Tempo Score</text:p>
          </table:table-cell>
          <table:table-cell office:value-type="string" calcext:value-type="string">
            <text:p>Tour moyen avant retour des couts</text:p>
          </table:table-cell>
          <table:table-cell office:value-type="string" calcext:value-type="string">
            <text:p>Conditionel</text:p>
          </table:table-cell>
          <table:table-cell office:value-type="string" calcext:value-type="string">
            <text:p>Is Demon</text:p>
          </table:table-cell>
          <table:table-cell office:value-type="string" calcext:value-type="string">
            <text:p>Sacrifie</text:p>
          </table:table-cell>
          <table:table-cell office:value-type="string" calcext:value-type="string">
            <text:p>Vol</text:p>
          </table:table-cell>
          <table:table-cell table:style-name="ce16" office:value-type="string" calcext:value-type="string">
            <text:p>Bonus Relancifer</text:p>
          </table:table-cell>
          <table:table-cell table:style-name="ce16" office:value-type="string" calcext:value-type="string">
            <text:p>Bonus Macabre Oni</text:p>
          </table:table-cell>
          <table:table-cell/>
        </table:table-row>
        <table:table-row table:style-name="ro1">
          <table:table-cell table:style-name="ce1" office:value-type="string" calcext:value-type="string">
            <text:p>Adam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D_DICETOTAL(2;6;[.C2])" office:value-type="percentage" office:value="0.138888888888889" calcext:value-type="percentage">
            <text:p>13.89%</text:p>
          </table:table-cell>
          <table:table-cell table:formula="of:=IF([.Q2]=1;1+1/([$'Game Variables'.$B$1]-1);1)*([.F2]+3*[.G2]+9*[.H2]-[.P2]*3)*[.I2]" office:value-type="float" office:value="0.138888888888889" calcext:value-type="float">
            <text:p>0.1389</text:p>
          </table:table-cell>
          <table:table-cell table:number-columns-repeated="7"/>
          <table:table-cell table:formula="of:=([.I2]+(1-[.I2])*[.I2])*IF([.Q2]=1;1+1/([$'Game Variables'.$B$1]-1);1)*([.F2]+3*[.G2]+9*[.H2]-[.P2]*3)-[.J2]" office:value-type="float" office:value="0.119598765432099" calcext:value-type="float">
            <text:p>0.1196</text:p>
          </table:table-cell>
          <table:table-cell table:formula="of:=IF([.D2]=&quot;Animal&quot;;0;IF([.Q2]=1;1+1/([$'Game Variables'.$B$1]-1);1)*([.F2]+3*[.G2]+9*[.H2]-[.P2]*3)*[.I2]/[$'Game Variables'.$B$1])" office:value-type="float" office:value="0.0694444444444445" calcext:value-type="float">
            <text:p>0.0694</text:p>
          </table:table-cell>
          <table:table-cell/>
        </table:table-row>
        <table:table-row table:style-name="ro1">
          <table:table-cell table:style-name="ce1" office:value-type="string" calcext:value-type="string">
            <text:p>Ali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Adorable</text:p>
          </table:table-cell>
          <table:table-cell/>
          <table:table-cell table:formula="of:=2*[Statistiques.$C$8]" office:value-type="float" office:value="0.48" calcext:value-type="float">
            <text:p>0.48</text:p>
          </table:table-cell>
          <table:table-cell/>
          <table:table-cell table:style-name="ce4" table:formula="of:=D_DICETOTAL(2;6;[.C3])" office:value-type="percentage" office:value="0.0833333333333333" calcext:value-type="percentage">
            <text:p>8.33%</text:p>
          </table:table-cell>
          <table:table-cell table:formula="of:=IF([.Q3]=1;1+1/([$'Game Variables'.$B$1]-1);1)*([.F3]+3*[.G3]+9*[.H3]-[.P3]*3)*[.I3]" office:value-type="float" office:value="0.12" calcext:value-type="float">
            <text:p>0.1200</text:p>
          </table:table-cell>
          <table:table-cell table:number-columns-repeated="7"/>
          <table:table-cell table:formula="of:=([.I3]+(1-[.I3])*[.I3])*IF([.Q3]=1;1+1/([$'Game Variables'.$B$1]-1);1)*([.F3]+3*[.G3]+9*[.H3]-[.P3]*3)-[.J3]" office:value-type="float" office:value="0.11" calcext:value-type="float">
            <text:p>0.1100</text:p>
          </table:table-cell>
          <table:table-cell table:formula="of:=IF([.D3]=&quot;Animal&quot;;0;IF([.Q3]=1;1+1/([$'Game Variables'.$B$1]-1);1)*([.F3]+3*[.G3]+9*[.H3]-[.P3]*3)*[.I3]/[$'Game Variables'.$B$1])" office:value-type="float" office:value="0.06" calcext:value-type="float">
            <text:p>0.0600</text:p>
          </table:table-cell>
          <table:table-cell/>
        </table:table-row>
        <table:table-row table:style-name="ro1">
          <table:table-cell table:style-name="ce1" office:value-type="string" calcext:value-type="string">
            <text:p>Aligato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.00</text:p>
          </table:table-cell>
          <table:table-cell/>
          <table:table-cell table:style-name="ce4" table:formula="of:=D_DICETOTAL(2;6;[.C4])" office:value-type="percentage" office:value="0.166666666666667" calcext:value-type="percentage">
            <text:p>16.67%</text:p>
          </table:table-cell>
          <table:table-cell table:formula="of:=IF([.Q4]=1;1+1/([$'Game Variables'.$B$1]-1);1)*([.F4]+3*[.G4]+9*[.H4]-[.P4]*3)*[.I4]" office:value-type="float" office:value="0.5" calcext:value-type="float">
            <text:p>0.5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([.I4]+(1-[.I4])*[.I4])*IF([.Q4]=1;1+1/([$'Game Variables'.$B$1]-1);1)*([.F4]+3*[.G4]+9*[.H4]-[.P4]*3)-[.J4]" office:value-type="float" office:value="0.416666666666667" calcext:value-type="float">
            <text:p>0.4167</text:p>
          </table:table-cell>
          <table:table-cell table:formula="of:=IF([.D4]=&quot;Animal&quot;;0;IF([.Q4]=1;1+1/([$'Game Variables'.$B$1]-1);1)*([.F4]+3*[.G4]+9*[.H4]-[.P4]*3)*[.I4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2" office:value-type="string" calcext:value-type="string">
            <text:p>Ane Mod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</text:p>
          </table:table-cell>
          <table:table-cell table:number-columns-repeated="4"/>
          <table:table-cell table:style-name="ce4" table:formula="of:=D_DICETOTAL(2;6;[.C5])" office:value-type="percentage" office:value="0" calcext:value-type="percentage">
            <text:p>0.00%</text:p>
          </table:table-cell>
          <table:table-cell table:formula="of:=IF([.Q5]=1;1+1/([$'Game Variables'.$B$1]-1);1)*([.F5]+3*[.G5]+9*[.H5]-9*[.O5]*[.P5])*[.I5]/[$'Game Variables'.$B$1]" office:value-type="float" office:value="0" calcext:value-type="float">
            <text:p>0.0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5]+(1-[.I5])*[.I5])*IF([.Q5]=1;1+1/([$'Game Variables'.$B$1]-1);1)*([.F5]+3*[.G5]+9*[.H5]-[.P5]*3)-[.J5]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+1 pour animal obtenu</text:p>
          </table:table-cell>
        </table:table-row>
        <table:table-row table:style-name="ro1">
          <table:table-cell table:style-name="ce1" office:value-type="string" calcext:value-type="string">
            <text:p>Anni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Horrible</text:p>
          </table:table-cell>
          <table:table-cell/>
          <table:table-cell office:value-type="float" office:value="1" calcext:value-type="float">
            <text:p>1.00</text:p>
          </table:table-cell>
          <table:table-cell/>
          <table:table-cell table:style-name="ce4" table:formula="of:=D_DICETOTAL(2;6;[.C6])" office:value-type="percentage" office:value="0.111111111111111" calcext:value-type="percentage">
            <text:p>11.11%</text:p>
          </table:table-cell>
          <table:table-cell table:formula="of:=IF([.Q6]=1;1+1/([$'Game Variables'.$B$1]-1);1)*([.F6]+3*[.G6]+9*[.H6]-[.P6]*3)*[.I6]" office:value-type="float" office:value="0.333333333333333" calcext:value-type="float">
            <text:p>0.33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I6]+(1-[.I6])*[.I6])*IF([.Q6]=1;1+1/([$'Game Variables'.$B$1]-1);1)*([.F6]+3*[.G6]+9*[.H6]-[.P6]*3)-[.J6]" office:value-type="float" office:value="0.296296296296296" calcext:value-type="float">
            <text:p>0.2963</text:p>
          </table:table-cell>
          <table:table-cell table:formula="of:=IF([.D6]=&quot;Animal&quot;;0;IF([.Q6]=1;1+1/([$'Game Variables'.$B$1]-1);1)*([.F6]+3*[.G6]+9*[.H6]-[.P6]*3)*[.I6]/[$'Game Variables'.$B$1])" office:value-type="float" office:value="0.166666666666667" calcext:value-type="float">
            <text:p>0.1667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 table:style-name="ce2" office:value-type="string" calcext:value-type="string">
            <text:p>Antéchris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m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D_DICETOTAL(2;6;[.C7])" office:value-type="percentage" office:value="0.0833333333333333" calcext:value-type="percentage">
            <text:p>8.33%</text:p>
          </table:table-cell>
          <table:table-cell table:formula="of:=IF([.Q7]=1;1+1/([$'Game Variables'.$B$1]-1);1)*([.F7]+3*[.G7]+9*[.H7]-9*[.O7]*[.P7])*[.I7]/[$'Game Variables'.$B$1]" office:value-type="float" office:value="0.416666666666667" calcext:value-type="float">
            <text:p>0.41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I7]+(1-[.I7])*[.I7])*IF([.Q7]=1;1+1/([$'Game Variables'.$B$1]-1);1)*([.F7]+3*[.G7]+9*[.H7]-[.P7]*3)-[.J7]" office:value-type="float" office:value="1.18055555555556" calcext:value-type="float">
            <text:p>1.1806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Ara Maca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D_DICETOTAL(2;6;[.C8])" office:value-type="percentage" office:value="0.166666666666667" calcext:value-type="percentage">
            <text:p>16.67%</text:p>
          </table:table-cell>
          <table:table-cell table:formula="of:=IF([.Q8]=1;1+1/([$'Game Variables'.$B$1]-1);1)*([.F8]+3*[.G8]+9*[.H8]-[.P8]*3)*[.I8]" office:value-type="float" office:value="0.333333333333333" calcext:value-type="float">
            <text:p>0.33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I8]+(1-[.I8])*[.I8])*IF([.Q8]=1;1+1/([$'Game Variables'.$B$1]-1);1)*([.F8]+3*[.G8]+9*[.H8]-[.P8]*3)-[.J8]" office:value-type="float" office:value="0.277777777777778" calcext:value-type="float">
            <text:p>0.2778</text:p>
          </table:table-cell>
          <table:table-cell table:formula="of:=IF([.D8]=&quot;Animal&quot;;0;IF([.Q8]=1;1+1/([$'Game Variables'.$B$1]-1);1)*([.F8]+3*[.G8]+9*[.H8]-[.P8]*3)*[.I8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2" office:value-type="string" calcext:value-type="string">
            <text:p>Bapho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</text:p>
          </table:table-cell>
          <table:table-cell table:number-columns-repeated="4"/>
          <table:table-cell table:style-name="ce4" table:formula="of:=D_DICETOTAL(2;6;[.C9])" office:value-type="percentage" office:value="0" calcext:value-type="percentage">
            <text:p>0.00%</text:p>
          </table:table-cell>
          <table:table-cell table:formula="of:=IF([.Q9]=1;1+1/([$'Game Variables'.$B$1]-1);1)*([.F9]+3*[.G9]+9*[.H9]-9*[.O9]*[.P9])*[.I9]/[$'Game Variables'.$B$1]" office:value-type="float" office:value="0" calcext:value-type="float">
            <text:p>0.0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9]+(1-[.I9])*[.I9])*IF([.Q9]=1;1+1/([$'Game Variables'.$B$1]-1);1)*([.F9]+3*[.G9]+9*[.H9]-[.P9]*3)-[.J9]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Adversaire doivent sacrifier 4</text:p>
          </table:table-cell>
        </table:table-row>
        <table:table-row table:style-name="ro1">
          <table:table-cell table:style-name="ce2" office:value-type="string" calcext:value-type="string">
            <text:p>Belzé’bz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mon</text:p>
          </table:table-cell>
          <table:table-cell table:number-columns-repeated="4"/>
          <table:table-cell table:style-name="ce4" table:formula="of:=D_DICETOTAL(2;6;[.C10])" office:value-type="percentage" office:value="0.166666666666667" calcext:value-type="percentage">
            <text:p>16.67%</text:p>
          </table:table-cell>
          <table:table-cell table:formula="of:=IF([.Q10]=1;1+1/([$'Game Variables'.$B$1]-1);1)*([.F10]+3*[.G10]+9*[.H10]-9*[.O10]*[.P10])*[.I10]/[$'Game Variables'.$B$1]" office:value-type="float" office:value="0" calcext:value-type="float">
            <text:p>0.0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10]+(1-[.I10])*[.I10])*IF([.Q10]=1;1+1/([$'Game Variables'.$B$1]-1);1)*([.F10]+3*[.G10]+9*[.H10]-[.P10]*3)-[.J10]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opie Kids</text:p>
          </table:table-cell>
        </table:table-row>
        <table:table-row table:style-name="ro1">
          <table:table-cell table:style-name="ce1" office:value-type="string" calcext:value-type="string">
            <text:p>Calvi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Horrib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D_DICETOTAL(2;6;[.C11])" office:value-type="percentage" office:value="0.111111111111111" calcext:value-type="percentage">
            <text:p>11.11%</text:p>
          </table:table-cell>
          <table:table-cell table:formula="of:=IF([.Q11]=1;1+1/([$'Game Variables'.$B$1]-1);1)*([.F11]+3*[.G11]+9*[.H11]-[.P11]*3)*[.I11]" office:value-type="float" office:value="0.444444444444444" calcext:value-type="float">
            <text:p>0.44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11]+(1-[.I11])*[.I11])*IF([.Q11]=1;1+1/([$'Game Variables'.$B$1]-1);1)*([.F11]+3*[.G11]+9*[.H11]-[.P11]*3)-[.J11]" office:value-type="float" office:value="0.395061728395062" calcext:value-type="float">
            <text:p>0.3951</text:p>
          </table:table-cell>
          <table:table-cell table:formula="of:=IF([.D11]=&quot;Animal&quot;;0;IF([.Q11]=1;1+1/([$'Game Variables'.$B$1]-1);1)*([.F11]+3*[.G11]+9*[.H11]-[.P11]*3)*[.I11]/[$'Game Variables'.$B$1])" office:value-type="float" office:value="0.222222222222222" calcext:value-type="float">
            <text:p>0.2222</text:p>
          </table:table-cell>
          <table:table-cell office:value-type="string" calcext:value-type="string">
            <text:p>Destroy 2</text:p>
          </table:table-cell>
        </table:table-row>
        <table:table-row table:style-name="ro1">
          <table:table-cell table:style-name="ce1" office:value-type="string" calcext:value-type="string">
            <text:p>Carol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Adorabl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D_DICETOTAL(2;6;[.C12])" office:value-type="percentage" office:value="0.0277777777777778" calcext:value-type="percentage">
            <text:p>2.78%</text:p>
          </table:table-cell>
          <table:table-cell table:formula="of:=IF([.Q12]=1;1+1/([$'Game Variables'.$B$1]-1);1)*([.F12]+3*[.G12]+9*[.H12]-[.P12]*3)*[.I12]" office:value-type="float" office:value="0.138888888888889" calcext:value-type="float">
            <text:p>0.1389</text:p>
          </table:table-cell>
          <table:table-cell table:number-columns-repeated="7"/>
          <table:table-cell table:formula="of:=([.I12]+(1-[.I12])*[.I12])*IF([.Q12]=1;1+1/([$'Game Variables'.$B$1]-1);1)*([.F12]+3*[.G12]+9*[.H12]-[.P12]*3)-[.J12]" office:value-type="float" office:value="0.135030864197531" calcext:value-type="float">
            <text:p>0.1350</text:p>
          </table:table-cell>
          <table:table-cell table:formula="of:=IF([.D12]=&quot;Animal&quot;;0;IF([.Q12]=1;1+1/([$'Game Variables'.$B$1]-1);1)*([.F12]+3*[.G12]+9*[.H12]-[.P12]*3)*[.I12]/[$'Game Variables'.$B$1])" office:value-type="float" office:value="0.0694444444444445" calcext:value-type="float">
            <text:p>0.0694</text:p>
          </table:table-cell>
          <table:table-cell/>
        </table:table-row>
        <table:table-row table:style-name="ro1">
          <table:table-cell table:style-name="ce1" office:value-type="string" calcext:value-type="string">
            <text:p>Carri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Horrib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D_DICETOTAL(2;6;[.C13])" office:value-type="percentage" office:value="0.0555555555555556" calcext:value-type="percentage">
            <text:p>5.56%</text:p>
          </table:table-cell>
          <table:table-cell table:formula="of:=IF([.Q13]=1;1+1/([$'Game Variables'.$B$1]-1);1)*([.F13]+3*[.G13]+9*[.H13]-[.P13]*3)*[.I13]" office:value-type="float" office:value="0.111111111111111" calcext:value-type="float">
            <text:p>0.1111</text:p>
          </table:table-cell>
          <table:table-cell table:number-columns-repeated="7"/>
          <table:table-cell table:formula="of:=([.I13]+(1-[.I13])*[.I13])*IF([.Q13]=1;1+1/([$'Game Variables'.$B$1]-1);1)*([.F13]+3*[.G13]+9*[.H13]-[.P13]*3)-[.J13]" office:value-type="float" office:value="0.104938271604938" calcext:value-type="float">
            <text:p>0.1049</text:p>
          </table:table-cell>
          <table:table-cell table:formula="of:=IF([.D13]=&quot;Animal&quot;;0;IF([.Q13]=1;1+1/([$'Game Variables'.$B$1]-1);1)*([.F13]+3*[.G13]+9*[.H13]-[.P13]*3)*[.I13]/[$'Game Variables'.$B$1])" office:value-type="float" office:value="0.0555555555555556" calcext:value-type="float">
            <text:p>0.0556</text:p>
          </table:table-cell>
          <table:table-cell/>
        </table:table-row>
        <table:table-row table:style-name="ro1">
          <table:table-cell table:style-name="ce1" office:value-type="string" calcext:value-type="string">
            <text:p>Ch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/>
          <table:table-cell table:formula="of:=[$Statistiques.$C$4]" office:value-type="float" office:value="0.32" calcext:value-type="float">
            <text:p>0.32</text:p>
          </table:table-cell>
          <table:table-cell/>
          <table:table-cell table:style-name="ce4" table:formula="of:=D_DICETOTAL(2;6;[.C14])" office:value-type="percentage" office:value="0.166666666666667" calcext:value-type="percentage">
            <text:p>16.67%</text:p>
          </table:table-cell>
          <table:table-cell table:formula="of:=IF([.Q14]=1;1+1/([$'Game Variables'.$B$1]-1);1)*([.F14]+3*[.G14]+9*[.H14]-[.P14]*3)*[.I14]" office:value-type="float" office:value="0.16" calcext:value-type="float">
            <text:p>0.1600</text:p>
          </table:table-cell>
          <table:table-cell table:number-columns-repeated="7"/>
          <table:table-cell table:formula="of:=([.I14]+(1-[.I14])*[.I14])*IF([.Q14]=1;1+1/([$'Game Variables'.$B$1]-1);1)*([.F14]+3*[.G14]+9*[.H14]-[.P14]*3)-[.J14]" office:value-type="float" office:value="0.133333333333333" calcext:value-type="float">
            <text:p>0.1333</text:p>
          </table:table-cell>
          <table:table-cell table:formula="of:=IF([.D14]=&quot;Animal&quot;;0;IF([.Q14]=1;1+1/([$'Game Variables'.$B$1]-1);1)*([.F14]+3*[.G14]+9*[.H14]-[.P14]*3)*[.I14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Chat Erra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/>
          <table:table-cell table:formula="of:=1/(1-[Statistiques.$C$4])" office:value-type="float" office:value="1.47058823529412" calcext:value-type="float">
            <text:p>1.47</text:p>
          </table:table-cell>
          <table:table-cell/>
          <table:table-cell table:style-name="ce4" table:formula="of:=D_DICETOTAL(2;6;[.C15])" office:value-type="percentage" office:value="0.166666666666667" calcext:value-type="percentage">
            <text:p>16.67%</text:p>
          </table:table-cell>
          <table:table-cell table:formula="of:=IF([.Q15]=1;1+1/([$'Game Variables'.$B$1]-1);1)*([.F15]+3*[.G15]+9*[.H15]-[.P15]*3)*[.I15]" office:value-type="float" office:value="0.735294117647059" calcext:value-type="float">
            <text:p>0.73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I15]+(1-[.I15])*[.I15])*IF([.Q15]=1;1+1/([$'Game Variables'.$B$1]-1);1)*([.F15]+3*[.G15]+9*[.H15]-[.P15]*3)-[.J15]" office:value-type="float" office:value="0.612745098039216" calcext:value-type="float">
            <text:p>0.6127</text:p>
          </table:table-cell>
          <table:table-cell table:formula="of:=IF([.D15]=&quot;Animal&quot;;0;IF([.Q15]=1;1+1/([$'Game Variables'.$B$1]-1);1)*([.F15]+3*[.G15]+9*[.H15]-[.P15]*3)*[.I15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Chev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formula="of:=D_DICETOTAL(2;6;[.C16])" office:value-type="percentage" office:value="0.166666666666667" calcext:value-type="percentage">
            <text:p>16.67%</text:p>
          </table:table-cell>
          <table:table-cell table:formula="of:=IF([.Q16]=1;1+1/([$'Game Variables'.$B$1]-1);1)*([.F16]+3*[.G16]+9*[.H16]-[.P16]*3)*[.I16]" office:value-type="float" office:value="0.5" calcext:value-type="float">
            <text:p>0.5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([.I16]+(1-[.I16])*[.I16])*IF([.Q16]=1;1+1/([$'Game Variables'.$B$1]-1);1)*([.F16]+3*[.G16]+9*[.H16]-[.P16]*3)-[.J16]" office:value-type="float" office:value="0.416666666666667" calcext:value-type="float">
            <text:p>0.4167</text:p>
          </table:table-cell>
          <table:table-cell table:formula="of:=IF([.D16]=&quot;Animal&quot;;0;IF([.Q16]=1;1+1/([$'Game Variables'.$B$1]-1);1)*([.F16]+3*[.G16]+9*[.H16]-[.P16]*3)*[.I16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Chi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D_DICETOTAL(2;6;[.C17])" office:value-type="percentage" office:value="0.166666666666667" calcext:value-type="percentage">
            <text:p>16.67%</text:p>
          </table:table-cell>
          <table:table-cell table:formula="of:=IF([.Q17]=1;1+1/([$'Game Variables'.$B$1]-1);1)*([.F17]+3*[.G17]+9*[.H17]-[.P17]*3)*[.I17]" office:value-type="float" office:value="0.166666666666667" calcext:value-type="float">
            <text:p>0.16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I17]+(1-[.I17])*[.I17])*IF([.Q17]=1;1+1/([$'Game Variables'.$B$1]-1);1)*([.F17]+3*[.G17]+9*[.H17]-[.P17]*3)-[.J17]" office:value-type="float" office:value="0.138888888888889" calcext:value-type="float">
            <text:p>0.1389</text:p>
          </table:table-cell>
          <table:table-cell table:formula="of:=IF([.D17]=&quot;Animal&quot;;0;IF([.Q17]=1;1+1/([$'Game Variables'.$B$1]-1);1)*([.F17]+3*[.G17]+9*[.H17]-[.P17]*3)*[.I17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Chien Enragé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D_DICETOTAL(2;6;[.C18])" office:value-type="percentage" office:value="0.166666666666667" calcext:value-type="percentage">
            <text:p>16.67%</text:p>
          </table:table-cell>
          <table:table-cell table:formula="of:=IF([.Q18]=1;1+1/([$'Game Variables'.$B$1]-1);1)*([.F18]+3*[.G18]+9*[.H18]-[.P18]*3)*[.I18]" office:value-type="float" office:value="0.333333333333333" calcext:value-type="float">
            <text:p>0.33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I18]+(1-[.I18])*[.I18])*IF([.Q18]=1;1+1/([$'Game Variables'.$B$1]-1);1)*([.F18]+3*[.G18]+9*[.H18]-[.P18]*3)-[.J18]" office:value-type="float" office:value="0.277777777777778" calcext:value-type="float">
            <text:p>0.2778</text:p>
          </table:table-cell>
          <table:table-cell table:formula="of:=IF([.D18]=&quot;Animal&quot;;0;IF([.Q18]=1;1+1/([$'Game Variables'.$B$1]-1);1)*([.F18]+3*[.G18]+9*[.H18]-[.P18]*3)*[.I18]/[$'Game Variables'.$B$1])" office:value-type="float" office:value="0" calcext:value-type="float">
            <text:p>0.0000</text:p>
          </table:table-cell>
          <table:table-cell office:value-type="string" calcext:value-type="string">
            <text:p>Copie</text:p>
          </table:table-cell>
        </table:table-row>
        <table:table-row table:style-name="ro1">
          <table:table-cell table:style-name="ce1" office:value-type="string" calcext:value-type="string">
            <text:p>Chouett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 table:formula="of:=D_DICETOTAL(2;6;[.C19])" office:value-type="percentage" office:value="0.166666666666667" calcext:value-type="percentage">
            <text:p>16.67%</text:p>
          </table:table-cell>
          <table:table-cell table:formula="of:=IF([.Q19]=1;1+1/([$'Game Variables'.$B$1]-1);1)*([.F19]+3*[.G19]+9*[.H19]-[.P19]*3)*[.I19]" office:value-type="float" office:value="0.166666666666667" calcext:value-type="float">
            <text:p>0.166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([.I19]+(1-[.I19])*[.I19])*IF([.Q19]=1;1+1/([$'Game Variables'.$B$1]-1);1)*([.F19]+3*[.G19]+9*[.H19]-[.P19]*3)-[.J19]" office:value-type="float" office:value="0.138888888888889" calcext:value-type="float">
            <text:p>0.1389</text:p>
          </table:table-cell>
          <table:table-cell table:formula="of:=IF([.D19]=&quot;Animal&quot;;0;IF([.Q19]=1;1+1/([$'Game Variables'.$B$1]-1);1)*([.F19]+3*[.G19]+9*[.H19]-[.P19]*3)*[.I19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Chu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Adorab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D_DICETOTAL(2;6;[.C20])" office:value-type="percentage" office:value="0.0833333333333333" calcext:value-type="percentage">
            <text:p>8.33%</text:p>
          </table:table-cell>
          <table:table-cell table:formula="of:=IF([.Q20]=1;1+1/([$'Game Variables'.$B$1]-1);1)*([.F20]+3*[.G20]+9*[.H20]-[.P20]*3)*[.I20]" office:value-type="float" office:value="0.166666666666667" calcext:value-type="float">
            <text:p>0.16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I20]+(1-[.I20])*[.I20])*IF([.Q20]=1;1+1/([$'Game Variables'.$B$1]-1);1)*([.F20]+3*[.G20]+9*[.H20]-[.P20]*3)-[.J20]" office:value-type="float" office:value="0.152777777777778" calcext:value-type="float">
            <text:p>0.1528</text:p>
          </table:table-cell>
          <table:table-cell table:formula="of:=IF([.D20]=&quot;Animal&quot;;0;IF([.Q20]=1;1+1/([$'Game Variables'.$B$1]-1);1)*([.F20]+3*[.G20]+9*[.H20]-[.P20]*3)*[.I20]/[$'Game Variables'.$B$1])" office:value-type="float" office:value="0.0833333333333333" calcext:value-type="float">
            <text:p>0.0833</text:p>
          </table:table-cell>
          <table:table-cell/>
        </table:table-row>
        <table:table-row table:style-name="ro1">
          <table:table-cell table:style-name="ce1" office:value-type="string" calcext:value-type="string">
            <text:p>Damie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Horr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formula="of:=D_DICETOTAL(2;6;[.C21])" office:value-type="percentage" office:value="0.0555555555555556" calcext:value-type="percentage">
            <text:p>5.56%</text:p>
          </table:table-cell>
          <table:table-cell table:formula="of:=IF([.Q21]=1;1+1/([$'Game Variables'.$B$1]-1);1)*([.F21]+3*[.G21]+9*[.H21]-[.P21]*3)*[.I21]" office:value-type="float" office:value="0.333333333333333" calcext:value-type="float">
            <text:p>0.333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([.I21]+(1-[.I21])*[.I21])*IF([.Q21]=1;1+1/([$'Game Variables'.$B$1]-1);1)*([.F21]+3*[.G21]+9*[.H21]-[.P21]*3)-[.J21]" office:value-type="float" office:value="0.314814814814815" calcext:value-type="float">
            <text:p>0.3148</text:p>
          </table:table-cell>
          <table:table-cell table:formula="of:=IF([.D21]=&quot;Animal&quot;;0;IF([.Q21]=1;1+1/([$'Game Variables'.$B$1]-1);1)*([.F21]+3*[.G21]+9*[.H21]-[.P21]*3)*[.I21]/[$'Game Variables'.$B$1])" office:value-type="float" office:value="0.166666666666667" calcext:value-type="float">
            <text:p>0.1667</text:p>
          </table:table-cell>
          <table:table-cell/>
        </table:table-row>
        <table:table-row table:style-name="ro1">
          <table:table-cell table:style-name="ce2" office:value-type="string" calcext:value-type="string">
            <text:p>Dédé-zuz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1/6" office:value-type="percentage" office:value="0.166666666666667" calcext:value-type="percentage">
            <text:p>16.67%</text:p>
          </table:table-cell>
          <table:table-cell table:style-name="ce8" table:formula="of:=6*7/2/36/[$'Game Variables'.$B$1]" office:value-type="float" office:value="0.291666666666667" calcext:value-type="float">
            <text:p>0.29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gagne x par doublon xx</text:p>
          </table:table-cell>
        </table:table-row>
        <table:table-row table:style-name="ro1">
          <table:table-cell table:style-name="ce2" office:value-type="string" calcext:value-type="string">
            <text:p>Degueuliv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table:formula="of:=D_DICETOTAL(2;6;[.C23])" office:value-type="percentage" office:value="0.0555555555555556" calcext:value-type="percentage">
            <text:p>5.56%</text:p>
          </table:table-cell>
          <table:table-cell table:formula="of:=IF([.Q23]=1;1+1/([$'Game Variables'.$B$1]-1);1)*([.F23]+3*[.G23]+9*[.H23]-9*[.O23]*[.P23])*[.I23]/[$'Game Variables'.$B$1]" office:value-type="float" office:value="0.25" calcext:value-type="float">
            <text:p>0.2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23]+(1-[.I23])*[.I23])*IF([.Q23]=1;1+1/([$'Game Variables'.$B$1]-1);1)*([.F23]+3*[.G23]+9*[.H23]-[.P23]*3)-[.J23]" office:value-type="float" office:value="0.722222222222222" calcext:value-type="float">
            <text:p>0.7222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2" office:value-type="string" calcext:value-type="string">
            <text:p>Demogorguig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</text:p>
          </table:table-cell>
          <table:table-cell table:number-columns-repeated="4"/>
          <table:table-cell table:style-name="ce4" table:formula="of:=D_DICETOTAL(2;6;[.C24])" office:value-type="percentage" office:value="0" calcext:value-type="percentage">
            <text:p>0.00%</text:p>
          </table:table-cell>
          <table:table-cell table:formula="of:=IF([.Q24]=1;1+1/([$'Game Variables'.$B$1]-1);1)*([.F24]+3*[.G24]+9*[.H24]-9*[.O24]*[.P24])*[.I24]/[$'Game Variables'.$B$1]" office:value-type="float" office:value="0" calcext:value-type="float">
            <text:p>0.0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24]+(1-[.I24])*[.I24])*IF([.Q24]=1;1+1/([$'Game Variables'.$B$1]-1);1)*([.F24]+3*[.G24]+9*[.H24]-[.P24]*3)-[.J24]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Fille et garcon en mm temps</text:p>
          </table:table-cell>
        </table:table-row>
        <table:table-row table:style-name="ro1">
          <table:table-cell table:style-name="ce2" office:value-type="string" calcext:value-type="string">
            <text:p>Demon Inc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</text:p>
          </table:table-cell>
          <table:table-cell table:number-columns-repeated="4"/>
          <table:table-cell table:style-name="ce4" table:formula="of:=D_DICETOTAL(2;6;[.C25])" office:value-type="percentage" office:value="0" calcext:value-type="percentage">
            <text:p>0.00%</text:p>
          </table:table-cell>
          <table:table-cell table:formula="of:=IF([.Q25]=1;1+1/([$'Game Variables'.$B$1]-1);1)*([.F25]+3*[.G25]+9*[.H25]-9*[.O25]*[.P25])*[.I25]/[$'Game Variables'.$B$1]" office:value-type="float" office:value="0" calcext:value-type="float">
            <text:p>0.0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25]+(1-[.I25])*[.I25])*IF([.Q25]=1;1+1/([$'Game Variables'.$B$1]-1);1)*([.F25]+3*[.G25]+9*[.H25]-[.P25]*3)-[.J25]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Horrible et adorable en mm temps</text:p>
          </table:table-cell>
        </table:table-row>
        <table:table-row table:style-name="ro1">
          <table:table-cell table:style-name="ce1" office:value-type="string" calcext:value-type="string">
            <text:p>Destin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Adorable</text:p>
          </table:table-cell>
          <table:table-cell table:number-columns-repeated="3"/>
          <table:table-cell table:style-name="ce4" table:formula="of:=D_DICETOTAL(2;6;[.C26])" office:value-type="percentage" office:value="0.111111111111111" calcext:value-type="percentage">
            <text:p>11.11%</text:p>
          </table:table-cell>
          <table:table-cell table:formula="of:=IF([.Q26]=1;1+1/([$'Game Variables'.$B$1]-1);1)*([.F26]+3*[.G26]+9*[.H26]-[.P26]*3)*[.I26]" office:value-type="float" office:value="0" calcext:value-type="float">
            <text:p>0.0000</text:p>
          </table:table-cell>
          <table:table-cell table:number-columns-repeated="7"/>
          <table:table-cell table:formula="of:=([.I26]+(1-[.I26])*[.I26])*IF([.Q26]=1;1+1/([$'Game Variables'.$B$1]-1);1)*([.F26]+3*[.G26]+9*[.H26]-[.P26]*3)-[.J26]" office:value-type="float" office:value="0" calcext:value-type="float">
            <text:p>0.0000</text:p>
          </table:table-cell>
          <table:table-cell table:formula="of:=IF([.D26]=&quot;Animal&quot;;0;IF([.Q26]=1;1+1/([$'Game Variables'.$B$1]-1);1)*([.F26]+3*[.G26]+9*[.H26]-[.P26]*3)*[.I26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2" office:value-type="string" calcext:value-type="string">
            <text:p>Diabl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m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4" table:formula="of:=D_DICETOTAL(2;6;[.C27])" office:value-type="percentage" office:value="0.0277777777777778" calcext:value-type="percentage">
            <text:p>2.78%</text:p>
          </table:table-cell>
          <table:table-cell table:formula="of:=IF([.Q27]=1;1+1/([$'Game Variables'.$B$1]-1);1)*([.F27]+3*[.G27]+9*[.H27]-9*[.O27]*[.P27])*[.I27]/[$'Game Variables'.$B$1]" office:value-type="string" office:string-value="" calcext:value-type="error">
            <text:p>#VALUE!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I27]+(1-[.I27])*[.I27])*IF([.Q27]=1;1+1/([$'Game Variables'.$B$1]-1);1)*([.F27]+3*[.G27]+9*[.H27]-[.P27]*3)-[.J27]" office:value-type="string" office:string-value="" calcext:value-type="error">
            <text:p>#VALUE!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Dilling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Horrib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D_DICETOTAL(2;6;[.C28])" office:value-type="percentage" office:value="0.0833333333333333" calcext:value-type="percentage">
            <text:p>8.33%</text:p>
          </table:table-cell>
          <table:table-cell table:formula="of:=IF([.Q28]=1;1+1/([$'Game Variables'.$B$1]-1);1)*([.F28]+3*[.G28]+9*[.H28]-[.P28]*3)*[.I28]" office:value-type="float" office:value="0.166666666666667" calcext:value-type="float">
            <text:p>0.166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([.I28]+(1-[.I28])*[.I28])*IF([.Q28]=1;1+1/([$'Game Variables'.$B$1]-1);1)*([.F28]+3*[.G28]+9*[.H28]-[.P28]*3)-[.J28]" office:value-type="float" office:value="0.152777777777778" calcext:value-type="float">
            <text:p>0.1528</text:p>
          </table:table-cell>
          <table:table-cell table:formula="of:=IF([.D28]=&quot;Animal&quot;;0;IF([.Q28]=1;1+1/([$'Game Variables'.$B$1]-1);1)*([.F28]+3*[.G28]+9*[.H28]-[.P28]*3)*[.I28]/[$'Game Variables'.$B$1])" office:value-type="float" office:value="0.0833333333333333" calcext:value-type="float">
            <text:p>0.0833</text:p>
          </table:table-cell>
          <table:table-cell office:value-type="string" calcext:value-type="string">
            <text:p>Gain demon</text:p>
          </table:table-cell>
        </table:table-row>
        <table:table-row table:style-name="ro1">
          <table:table-cell table:style-name="ce1" office:value-type="string" calcext:value-type="string">
            <text:p>Dolor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Horrible</text:p>
          </table:table-cell>
          <table:table-cell/>
          <table:table-cell table:formula="of:=[$Statistiques.$D$7]" office:value-type="float" office:value="0.754609528909971" calcext:value-type="float">
            <text:p>0.75</text:p>
          </table:table-cell>
          <table:table-cell/>
          <table:table-cell table:style-name="ce4" table:formula="of:=D_DICETOTAL(2;6;[.C29])" office:value-type="percentage" office:value="0.0833333333333333" calcext:value-type="percentage">
            <text:p>8.33%</text:p>
          </table:table-cell>
          <table:table-cell table:formula="of:=IF([.Q29]=1;1+1/([$'Game Variables'.$B$1]-1);1)*([.F29]+3*[.G29]+9*[.H29]-[.P29]*3)*[.I29]" office:value-type="float" office:value="0.188652382227493" calcext:value-type="float">
            <text:p>0.1887</text:p>
          </table:table-cell>
          <table:table-cell table:number-columns-repeated="7"/>
          <table:table-cell table:formula="of:=([.I29]+(1-[.I29])*[.I29])*IF([.Q29]=1;1+1/([$'Game Variables'.$B$1]-1);1)*([.F29]+3*[.G29]+9*[.H29]-[.P29]*3)-[.J29]" office:value-type="float" office:value="0.172931350375202" calcext:value-type="float">
            <text:p>0.1729</text:p>
          </table:table-cell>
          <table:table-cell table:formula="of:=IF([.D29]=&quot;Animal&quot;;0;IF([.Q29]=1;1+1/([$'Game Variables'.$B$1]-1);1)*([.F29]+3*[.G29]+9*[.H29]-[.P29]*3)*[.I29]/[$'Game Variables'.$B$1])" office:value-type="float" office:value="0.0943261911137463" calcext:value-type="float">
            <text:p>0.0943</text:p>
          </table:table-cell>
          <table:table-cell/>
        </table:table-row>
        <table:table-row table:style-name="ro1">
          <table:table-cell table:style-name="ce1" office:value-type="string" calcext:value-type="string">
            <text:p>Donni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D_DICETOTAL(2;6;[.C30])" office:value-type="percentage" office:value="0.0277777777777778" calcext:value-type="percentage">
            <text:p>2.78%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v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D_DICETOTAL(2;6;[.C31])" office:value-type="percentage" office:value="0.138888888888889" calcext:value-type="percentage">
            <text:p>13.89%</text:p>
          </table:table-cell>
          <table:table-cell table:formula="of:=IF([.Q31]=1;1+1/([$'Game Variables'.$B$1]-1);1)*([.F31]+3*[.G31]+9*[.H31]-[.P31]*3)*[.I31]" office:value-type="float" office:value="0.138888888888889" calcext:value-type="float">
            <text:p>0.1389</text:p>
          </table:table-cell>
          <table:table-cell table:number-columns-repeated="7"/>
          <table:table-cell table:formula="of:=([.I31]+(1-[.I31])*[.I31])*IF([.Q31]=1;1+1/([$'Game Variables'.$B$1]-1);1)*([.F31]+3*[.G31]+9*[.H31]-[.P31]*3)-[.J31]" office:value-type="float" office:value="0.119598765432099" calcext:value-type="float">
            <text:p>0.1196</text:p>
          </table:table-cell>
          <table:table-cell table:formula="of:=IF([.D31]=&quot;Animal&quot;;0;IF([.Q31]=1;1+1/([$'Game Variables'.$B$1]-1);1)*([.F31]+3*[.G31]+9*[.H31]-[.P31]*3)*[.I31]/[$'Game Variables'.$B$1])" office:value-type="float" office:value="0.0694444444444445" calcext:value-type="float">
            <text:p>0.0694</text:p>
          </table:table-cell>
          <table:table-cell/>
        </table:table-row>
        <table:table-row table:style-name="ro1">
          <table:table-cell table:style-name="ce1" office:value-type="string" calcext:value-type="string">
            <text:p>Fauc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/>
          <table:table-cell table:formula="of:=7*[$Statistiques.$C$4]" office:value-type="float" office:value="2.24" calcext:value-type="float">
            <text:p>2.24</text:p>
          </table:table-cell>
          <table:table-cell/>
          <table:table-cell table:style-name="ce4" table:formula="of:=D_DICETOTAL(2;6;[.C32])" office:value-type="percentage" office:value="0.166666666666667" calcext:value-type="percentage">
            <text:p>16.67%</text:p>
          </table:table-cell>
          <table:table-cell table:formula="of:=IF([.Q32]=1;1+1/([$'Game Variables'.$B$1]-1);1)*([.F32]+3*[.G32]+9*[.H32]-[.P32]*3)*[.I32]" office:value-type="float" office:value="0.62" calcext:value-type="float">
            <text:p>0.62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([.I32]+(1-[.I32])*[.I32])*IF([.Q32]=1;1+1/([$'Game Variables'.$B$1]-1);1)*([.F32]+3*[.G32]+9*[.H32]-[.P32]*3)-[.J32]" office:value-type="float" office:value="0.516666666666667" calcext:value-type="float">
            <text:p>0.5167</text:p>
          </table:table-cell>
          <table:table-cell table:formula="of:=IF([.D32]=&quot;Animal&quot;;0;IF([.Q32]=1;1+1/([$'Game Variables'.$B$1]-1);1)*([.F32]+3*[.G32]+9*[.H32]-[.P32]*3)*[.I32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Fif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Adorabl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D_DICETOTAL(2;6;[.C33])" office:value-type="percentage" office:value="0.0833333333333333" calcext:value-type="percentage">
            <text:p>8.33%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le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Adorab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D_DICETOTAL(2;6;[.C34])" office:value-type="percentage" office:value="0.111111111111111" calcext:value-type="percentage">
            <text:p>11.11%</text:p>
          </table:table-cell>
          <table:table-cell table:formula="of:=IF([.Q34]=1;1+1/([$'Game Variables'.$B$1]-1);1)*([.F34]+3*[.G34]+9*[.H34]-[.P34]*3)*[.I34]" office:value-type="float" office:value="0.222222222222222" calcext:value-type="float">
            <text:p>0.2222</text:p>
          </table:table-cell>
          <table:table-cell table:number-columns-repeated="7"/>
          <table:table-cell table:formula="of:=([.I34]+(1-[.I34])*[.I34])*IF([.Q34]=1;1+1/([$'Game Variables'.$B$1]-1);1)*([.F34]+3*[.G34]+9*[.H34]-[.P34]*3)-[.J34]" office:value-type="float" office:value="0.197530864197531" calcext:value-type="float">
            <text:p>0.1975</text:p>
          </table:table-cell>
          <table:table-cell table:formula="of:=IF([.D34]=&quot;Animal&quot;;0;IF([.Q34]=1;1+1/([$'Game Variables'.$B$1]-1);1)*([.F34]+3*[.G34]+9*[.H34]-[.P34]*3)*[.I34]/[$'Game Variables'.$B$1])" office:value-type="float" office:value="0.111111111111111" calcext:value-type="float">
            <text:p>0.1111</text:p>
          </table:table-cell>
          <table:table-cell/>
        </table:table-row>
        <table:table-row table:style-name="ro1">
          <table:table-cell table:style-name="ce1" office:value-type="string" calcext:value-type="string">
            <text:p>Irwi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" table:formula="of:=D_DICETOTAL(2;6;[.C35])" office:value-type="percentage" office:value="0.138888888888889" calcext:value-type="percentage">
            <text:p>13.89%</text:p>
          </table:table-cell>
          <table:table-cell table:formula="of:=IF([.Q35]=1;1+1/([$'Game Variables'.$B$1]-1);1)*([.F35]+3*[.G35]+9*[.H35]-[.P35]*3)*[.I35]" office:value-type="float" office:value="0" calcext:value-type="float">
            <text:p>0.0000</text:p>
          </table:table-cell>
          <table:table-cell table:number-columns-repeated="7"/>
          <table:table-cell table:formula="of:=([.I35]+(1-[.I35])*[.I35])*IF([.Q35]=1;1+1/([$'Game Variables'.$B$1]-1);1)*([.F35]+3*[.G35]+9*[.H35]-[.P35]*3)-[.J35]" office:value-type="float" office:value="0" calcext:value-type="float">
            <text:p>0.0000</text:p>
          </table:table-cell>
          <table:table-cell table:formula="of:=IF([.D35]=&quot;Animal&quot;;0;IF([.Q35]=1;1+1/([$'Game Variables'.$B$1]-1);1)*([.F35]+3*[.G35]+9*[.H35]-[.P35]*3)*[.I35]/[$'Game Variables'.$B$1])" office:value-type="float" office:value="0" calcext:value-type="float">
            <text:p>0.0000</text:p>
          </table:table-cell>
          <table:table-cell office:value-type="string" calcext:value-type="string">
            <text:p>Board Wipe </text:p>
          </table:table-cell>
        </table:table-row>
        <table:table-row table:style-name="ro1">
          <table:table-cell table:style-name="ce1" office:value-type="string" calcext:value-type="string">
            <text:p>Ja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x</text:p>
          </table:table-cell>
          <table:table-cell/>
          <table:table-cell table:formula="of:=[$Statistiques.$D$4]" office:value-type="float" office:value="0.861542417654347" calcext:value-type="float">
            <text:p>0.86</text:p>
          </table:table-cell>
          <table:table-cell/>
          <table:table-cell table:style-name="ce4" table:formula="of:=D_DICETOTAL(2;6;[.C36])" office:value-type="percentage" office:value="0.138888888888889" calcext:value-type="percentage">
            <text:p>13.89%</text:p>
          </table:table-cell>
          <table:table-cell table:formula="of:=IF([.Q36]=1;1+1/([$'Game Variables'.$B$1]-1);1)*([.F36]+3*[.G36]+9*[.H36]-[.P36]*3)*[.I36]" office:value-type="float" office:value="0.358976007355978" calcext:value-type="float">
            <text:p>0.3590</text:p>
          </table:table-cell>
          <table:table-cell table:number-columns-repeated="7"/>
          <table:table-cell table:formula="of:=([.I36]+(1-[.I36])*[.I36])*IF([.Q36]=1;1+1/([$'Game Variables'.$B$1]-1);1)*([.F36]+3*[.G36]+9*[.H36]-[.P36]*3)-[.J36]" office:value-type="float" office:value="0.309118228556537" calcext:value-type="float">
            <text:p>0.3091</text:p>
          </table:table-cell>
          <table:table-cell table:formula="of:=IF([.D36]=&quot;Animal&quot;;0;IF([.Q36]=1;1+1/([$'Game Variables'.$B$1]-1);1)*([.F36]+3*[.G36]+9*[.H36]-[.P36]*3)*[.I36]/[$'Game Variables'.$B$1])" office:value-type="float" office:value="0.179488003677989" calcext:value-type="float">
            <text:p>0.1795</text:p>
          </table:table-cell>
          <table:table-cell office:value-type="string" calcext:value-type="string">
            <text:p>Copie</text:p>
          </table:table-cell>
        </table:table-row>
        <table:table-row table:style-name="ro1">
          <table:table-cell table:style-name="ce1" office:value-type="string" calcext:value-type="string">
            <text:p>Jesu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Adorab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D_DICETOTAL(2;6;[.C37])" office:value-type="percentage" office:value="0.0555555555555556" calcext:value-type="percentage">
            <text:p>5.56%</text:p>
          </table:table-cell>
          <table:table-cell table:formula="of:=IF([.Q37]=1;1+1/([$'Game Variables'.$B$1]-1);1)*([.F37]+3*[.G37]+9*[.H37]-[.P37]*3)*[.I37]" office:value-type="float" office:value="0.111111111111111" calcext:value-type="float">
            <text:p>0.1111</text:p>
          </table:table-cell>
          <table:table-cell table:number-columns-repeated="7"/>
          <table:table-cell table:formula="of:=([.I37]+(1-[.I37])*[.I37])*IF([.Q37]=1;1+1/([$'Game Variables'.$B$1]-1);1)*([.F37]+3*[.G37]+9*[.H37]-[.P37]*3)-[.J37]" office:value-type="float" office:value="0.104938271604938" calcext:value-type="float">
            <text:p>0.1049</text:p>
          </table:table-cell>
          <table:table-cell table:formula="of:=IF([.D37]=&quot;Animal&quot;;0;IF([.Q37]=1;1+1/([$'Game Variables'.$B$1]-1);1)*([.F37]+3*[.G37]+9*[.H37]-[.P37]*3)*[.I37]/[$'Game Variables'.$B$1])" office:value-type="float" office:value="0.0555555555555556" calcext:value-type="float">
            <text:p>0.0556</text:p>
          </table:table-cell>
          <table:table-cell/>
        </table:table-row>
        <table:table-row table:style-name="ro1">
          <table:table-cell table:style-name="ce1" office:value-type="string" calcext:value-type="string">
            <text:p>Lapi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D_DICETOTAL(2;6;[.C38])" office:value-type="percentage" office:value="0.166666666666667" calcext:value-type="percentage">
            <text:p>16.67%</text:p>
          </table:table-cell>
          <table:table-cell table:formula="of:=IF([.Q38]=1;1+1/([$'Game Variables'.$B$1]-1);1)*([.F38]+3*[.G38]+9*[.H38]-[.P38]*3)*[.I38]" office:value-type="float" office:value="0.333333333333333" calcext:value-type="float">
            <text:p>0.33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I38]+(1-[.I38])*[.I38])*IF([.Q38]=1;1+1/([$'Game Variables'.$B$1]-1);1)*([.F38]+3*[.G38]+9*[.H38]-[.P38]*3)-[.J38]" office:value-type="float" office:value="0.277777777777778" calcext:value-type="float">
            <text:p>0.2778</text:p>
          </table:table-cell>
          <table:table-cell table:formula="of:=IF([.D38]=&quot;Animal&quot;;0;IF([.Q38]=1;1+1/([$'Game Variables'.$B$1]-1);1)*([.F38]+3*[.G38]+9*[.H38]-[.P38]*3)*[.I38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2" office:value-type="string" calcext:value-type="string">
            <text:p>Legi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D_DICETOTAL(2;6;[.C39])" office:value-type="percentage" office:value="0.138888888888889" calcext:value-type="percentage">
            <text:p>13.89%</text:p>
          </table:table-cell>
          <table:table-cell table:formula="of:=IF([.Q39]=1;1+1/([$'Game Variables'.$B$1]-1);1)*([.F39]+3*[.G39]+9*[.H39]-9*[.O39]*[.P39])*[.I39]/[$'Game Variables'.$B$1]" office:value-type="string" office:string-value="" calcext:value-type="error">
            <text:p>#VALUE!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39]+(1-[.I39])*[.I39])*IF([.Q39]=1;1+1/([$'Game Variables'.$B$1]-1);1)*([.F39]+3*[.G39]+9*[.H39]-[.P39]*3)-[.J39]" office:value-type="string" office:string-value="" calcext:value-type="error">
            <text:p>#VALUE!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Adorabl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D_DICETOTAL(2;6;[.C40])" office:value-type="percentage" office:value="0.0555555555555556" calcext:value-type="percentage">
            <text:p>5.56%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ol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4" table:formula="of:=D_DICETOTAL(2;6;[.C41])" office:value-type="percentage" office:value="0.138888888888889" calcext:value-type="percentage">
            <text:p>13.89%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oui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Adorab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D_DICETOTAL(2;6;[.C42])" office:value-type="percentage" office:value="0.111111111111111" calcext:value-type="percentage">
            <text:p>11.11%</text:p>
          </table:table-cell>
          <table:table-cell table:formula="of:=IF([.Q42]=1;1+1/([$'Game Variables'.$B$1]-1);1)*([.F42]+3*[.G42]+9*[.H42]-[.P42]*3)*[.I42]" office:value-type="float" office:value="0.111111111111111" calcext:value-type="float">
            <text:p>0.1111</text:p>
          </table:table-cell>
          <table:table-cell table:number-columns-repeated="7"/>
          <table:table-cell table:formula="of:=([.I42]+(1-[.I42])*[.I42])*IF([.Q42]=1;1+1/([$'Game Variables'.$B$1]-1);1)*([.F42]+3*[.G42]+9*[.H42]-[.P42]*3)-[.J42]" office:value-type="float" office:value="0.0987654320987654" calcext:value-type="float">
            <text:p>0.0988</text:p>
          </table:table-cell>
          <table:table-cell table:formula="of:=IF([.D42]=&quot;Animal&quot;;0;IF([.Q42]=1;1+1/([$'Game Variables'.$B$1]-1);1)*([.F42]+3*[.G42]+9*[.H42]-[.P42]*3)*[.I42]/[$'Game Variables'.$B$1])" office:value-type="float" office:value="0.0555555555555556" calcext:value-type="float">
            <text:p>0.0556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 table:style-name="ce2" office:value-type="string" calcext:value-type="string">
            <text:p>Macabre 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</text:p>
          </table:table-cell>
          <table:table-cell table:number-columns-repeated="4"/>
          <table:table-cell table:style-name="ce4" table:formula="of:=D_DICETOTAL(2;6;[.C43])" office:value-type="percentage" office:value="0" calcext:value-type="percentage">
            <text:p>0.00%</text:p>
          </table:table-cell>
          <table:table-cell table:style-name="ce8" table:formula="of:=SUMPRODUCT([#REF!];[#REF!])/[$Statistiques.$B$5]" office:value-type="string" office:string-value="" calcext:value-type="error">
            <text:p>#RÉF !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0" calcext:value-type="float">
            <text:p>0.0000</text:p>
          </table:table-cell>
          <table:table-cell office:value-type="string" calcext:value-type="string">
            <text:p>Double gain ame</text:p>
          </table:table-cell>
        </table:table-row>
        <table:table-row table:style-name="ro1">
          <table:table-cell table:style-name="ce1" office:value-type="string" calcext:value-type="string">
            <text:p>Marily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Adorable</text:p>
          </table:table-cell>
          <table:table-cell/>
          <table:table-cell table:formula="of:=[$Statistiques.$D$2]" office:value-type="float" office:value="0.881296023564065" calcext:value-type="float">
            <text:p>0.88</text:p>
          </table:table-cell>
          <table:table-cell/>
          <table:table-cell table:style-name="ce4" table:formula="of:=D_DICETOTAL(2;6;[.C44])" office:value-type="percentage" office:value="0.111111111111111" calcext:value-type="percentage">
            <text:p>11.11%</text:p>
          </table:table-cell>
          <table:table-cell table:formula="of:=IF([.Q44]=1;1+1/([$'Game Variables'.$B$1]-1);1)*([.F44]+3*[.G44]+9*[.H44]-[.P44]*3)*[.I44]" office:value-type="float" office:value="0.293765341188022" calcext:value-type="float">
            <text:p>0.2938</text:p>
          </table:table-cell>
          <table:table-cell table:number-columns-repeated="7"/>
          <table:table-cell table:formula="of:=([.I44]+(1-[.I44])*[.I44])*IF([.Q44]=1;1+1/([$'Game Variables'.$B$1]-1);1)*([.F44]+3*[.G44]+9*[.H44]-[.P44]*3)-[.J44]" office:value-type="float" office:value="0.261124747722686" calcext:value-type="float">
            <text:p>0.2611</text:p>
          </table:table-cell>
          <table:table-cell table:formula="of:=IF([.D44]=&quot;Animal&quot;;0;IF([.Q44]=1;1+1/([$'Game Variables'.$B$1]-1);1)*([.F44]+3*[.G44]+9*[.H44]-[.P44]*3)*[.I44]/[$'Game Variables'.$B$1])" office:value-type="float" office:value="0.146882670594011" calcext:value-type="float">
            <text:p>0.1469</text:p>
          </table:table-cell>
          <table:table-cell office:value-type="string" calcext:value-type="string">
            <text:p>Donne 1</text:p>
          </table:table-cell>
        </table:table-row>
        <table:table-row table:style-name="ro1">
          <table:table-cell table:style-name="ce2" office:value-type="string" calcext:value-type="string">
            <text:p>Mefilstophele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table:formula="of:=D_DICETOTAL(2;6;[.C45])" office:value-type="percentage" office:value="0.0555555555555556" calcext:value-type="percentage">
            <text:p>5.56%</text:p>
          </table:table-cell>
          <table:table-cell table:formula="of:=IF([.Q45]=1;1+1/([$'Game Variables'.$B$1]-1);1)*([.F45]+3*[.G45]+9*[.H45]-9*[.O45]*[.P45])*[.I45]/[$'Game Variables'.$B$1]" office:value-type="float" office:value="0.5" calcext:value-type="float">
            <text:p>0.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I45]+(1-[.I45])*[.I45])*IF([.Q45]=1;1+1/([$'Game Variables'.$B$1]-1);1)*([.F45]+3*[.G45]+9*[.H45]-[.P45]*3)-[.J45]" office:value-type="float" office:value="1.44444444444444" calcext:value-type="float">
            <text:p>1.4444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2" office:value-type="string" calcext:value-type="string">
            <text:p>Molosse de Bae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D_DICETOTAL(2;6;[.C46])" office:value-type="percentage" office:value="0.138888888888889" calcext:value-type="percentage">
            <text:p>13.89%</text:p>
          </table:table-cell>
          <table:table-cell table:formula="of:=IF([.Q46]=1;1+1/([$'Game Variables'.$B$1]-1);1)*([.F46]+3*[.G46]+9*[.H46]-9*[.O46]*[.P46])*[.I46]/[$'Game Variables'.$B$1]" office:value-type="string" office:string-value="" calcext:value-type="error">
            <text:p>#VALUE!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I46]+(1-[.I46])*[.I46])*IF([.Q46]=1;1+1/([$'Game Variables'.$B$1]-1);1)*([.F46]+3*[.G46]+9*[.H46]-[.P46]*3)-[.J46]" office:value-type="string" office:string-value="" calcext:value-type="error">
            <text:p>#VALUE!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moufet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" table:formula="of:=D_DICETOTAL(2;6;[.C47])" office:value-type="percentage" office:value="0.166666666666667" calcext:value-type="percentage">
            <text:p>16.67%</text:p>
          </table:table-cell>
          <table:table-cell table:formula="of:=IF([.Q47]=1;1+1/([$'Game Variables'.$B$1]-1);1)*([.F47]+3*[.G47]+9*[.H47]-[.P47]*3)*[.I47]" office:value-type="float" office:value="0" calcext:value-type="float">
            <text:p>0.0000</text:p>
          </table:table-cell>
          <table:table-cell table:number-columns-repeated="7"/>
          <table:table-cell table:formula="of:=([.I47]+(1-[.I47])*[.I47])*IF([.Q47]=1;1+1/([$'Game Variables'.$B$1]-1);1)*([.F47]+3*[.G47]+9*[.H47]-[.P47]*3)-[.J47]" office:value-type="float" office:value="0" calcext:value-type="float">
            <text:p>0.0000</text:p>
          </table:table-cell>
          <table:table-cell table:formula="of:=IF([.D47]=&quot;Animal&quot;;0;IF([.Q47]=1;1+1/([$'Game Variables'.$B$1]-1);1)*([.F47]+3*[.G47]+9*[.H47]-[.P47]*3)*[.I47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2" office:value-type="string" calcext:value-type="string">
            <text:p>Oe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table:formula="of:=D_DICETOTAL(2;6;[.C48])" office:value-type="percentage" office:value="0" calcext:value-type="percentage">
            <text:p>0.00%</text:p>
          </table:table-cell>
          <table:table-cell table:formula="of:=IF([.Q48]=1;1+1/([$'Game Variables'.$B$1]-1);1)*([.F48]+3*[.G48]+9*[.H48]-9*[.O48]*[.P48])*[.I48]/[$'Game Variables'.$B$1]" office:value-type="float" office:value="0" calcext:value-type="float">
            <text:p>0.00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([.I48]+(1-[.I48])*[.I48])*IF([.Q48]=1;1+1/([$'Game Variables'.$B$1]-1);1)*([.F48]+3*[.G48]+9*[.H48]-[.P48]*3)-[.J48]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2" office:value-type="string" calcext:value-type="string">
            <text:p>Pere Fouett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mon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style-name="ce4" table:formula="of:=D_DICETOTAL(2;6;[.C49])" office:value-type="percentage" office:value="0.0833333333333333" calcext:value-type="percentage">
            <text:p>8.33%</text:p>
          </table:table-cell>
          <table:table-cell table:formula="of:=IF([.Q49]=1;1+1/([$'Game Variables'.$B$1]-1);1)*([.F49]+3*[.G49]+9*[.H49]-9*[.O49]*[.P49])*[.I49]/[$'Game Variables'.$B$1]" office:value-type="float" office:value="0.25" calcext:value-type="float">
            <text:p>0.2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49]+(1-[.I49])*[.I49])*IF([.Q49]=1;1+1/([$'Game Variables'.$B$1]-1);1)*([.F49]+3*[.G49]+9*[.H49]-[.P49]*3)-[.J49]" office:value-type="float" office:value="0.708333333333333" calcext:value-type="float">
            <text:p>0.7083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Poisson Roug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D_DICETOTAL(2;6;[.C50])" office:value-type="percentage" office:value="0.166666666666667" calcext:value-type="percentage">
            <text:p>16.67%</text:p>
          </table:table-cell>
          <table:table-cell table:formula="of:=IF([.Q50]=1;1+1/([$'Game Variables'.$B$1]-1);1)*([.F50]+3*[.G50]+9*[.H50]-[.P50]*3)*[.I50]" office:value-type="float" office:value="0.333333333333333" calcext:value-type="float">
            <text:p>0.333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([.I50]+(1-[.I50])*[.I50])*IF([.Q50]=1;1+1/([$'Game Variables'.$B$1]-1);1)*([.F50]+3*[.G50]+9*[.H50]-[.P50]*3)-[.J50]" office:value-type="float" office:value="0.277777777777778" calcext:value-type="float">
            <text:p>0.2778</text:p>
          </table:table-cell>
          <table:table-cell table:formula="of:=IF([.D50]=&quot;Animal&quot;;0;IF([.Q50]=1;1+1/([$'Game Variables'.$B$1]-1);1)*([.F50]+3*[.G50]+9*[.H50]-[.P50]*3)*[.I50]/[$'Game Variables'.$B$1])"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2" office:value-type="string" calcext:value-type="string">
            <text:p>Porc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" table:formula="of:=D_DICETOTAL(2;6;[.C51])" office:value-type="percentage" office:value="0.111111111111111" calcext:value-type="percentage">
            <text:p>11.11%</text:p>
          </table:table-cell>
          <table:table-cell table:formula="of:=IF([.Q51]=1;1+1/([$'Game Variables'.$B$1]-1);1)*([.F51]+3*[.G51]+9*[.H51]-9*[.O51]*[.P51])*[.I51]/[$'Game Variables'.$B$1]" office:value-type="float" office:value="0.277777777777778" calcext:value-type="float">
            <text:p>0.2778</text:p>
          </table:table-cell>
          <table:table-cell table:style-name="ce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I51]+(1-[.I51])*[.I51])*IF([.Q51]=1;1+1/([$'Game Variables'.$B$1]-1);1)*([.F51]+3*[.G51]+9*[.H51]-[.P51]*3)-[.J51]" office:value-type="float" office:value="0.771604938271605" calcext:value-type="float">
            <text:p>0.7716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style-name="ce1" office:value-type="string" calcext:value-type="string">
            <text:p>Rega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Horrib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D_DICETOTAL(2;6;[.C52])" office:value-type="percentage" office:value="0.111111111111111" calcext:value-type="percentage">
            <text:p>11.11%</text:p>
          </table:table-cell>
          <table:table-cell table:formula="of:=IF([.Q52]=1;1+1/([$'Game Variables'.$B$1]-1);1)*([.F52]+3*[.G52]+9*[.H52]-[.P52]*3)*[.I52]" office:value-type="float" office:value="0.111111111111111" calcext:value-type="float">
            <text:p>0.1111</text:p>
          </table:table-cell>
          <table:table-cell table:number-columns-repeated="7"/>
          <table:table-cell table:formula="of:=([.I52]+(1-[.I52])*[.I52])*IF([.Q52]=1;1+1/([$'Game Variables'.$B$1]-1);1)*([.F52]+3*[.G52]+9*[.H52]-[.P52]*3)-[.J52]" office:value-type="float" office:value="0.0987654320987654" calcext:value-type="float">
            <text:p>0.0988</text:p>
          </table:table-cell>
          <table:table-cell table:formula="of:=IF([.D52]=&quot;Animal&quot;;0;IF([.Q52]=1;1+1/([$'Game Variables'.$B$1]-1);1)*([.F52]+3*[.G52]+9*[.H52]-[.P52]*3)*[.I52]/[$'Game Variables'.$B$1])" office:value-type="float" office:value="0.0555555555555556" calcext:value-type="float">
            <text:p>0.0556</text:p>
          </table:table-cell>
          <table:table-cell/>
        </table:table-row>
        <table:table-row table:style-name="ro1">
          <table:table-cell table:style-name="ce2" office:value-type="string" calcext:value-type="string">
            <text:p>Relanci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</text:p>
          </table:table-cell>
          <table:table-cell table:number-columns-repeated="4"/>
          <table:table-cell table:style-name="ce4" table:formula="of:=D_DICETOTAL(2;6;[.C53])" office:value-type="percentage" office:value="0" calcext:value-type="percentage">
            <text:p>0.00%</text:p>
          </table:table-cell>
          <table:table-cell table:style-name="ce7" table:formula="of:=SUMPRODUCT([.B2:.B39];[.R2:.R39])/[$Statistiques.$B$5]" office:value-type="string" office:string-value="" calcext:value-type="error">
            <text:p>#VALUE!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0" calcext:value-type="float">
            <text:p>0.0000</text:p>
          </table:table-cell>
          <table:table-cell office:value-type="string" calcext:value-type="string">
            <text:p>Relancer les dés</text:p>
          </table:table-cell>
        </table:table-row>
        <table:table-row table:style-name="ro1">
          <table:table-cell table:style-name="ce1" office:value-type="string" calcext:value-type="string">
            <text:p>Rome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rc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4" table:formula="of:=D_DICETOTAL(2;6;[.C54])" office:value-type="percentage" office:value="0.138888888888889" calcext:value-type="percentage">
            <text:p>13.89%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Horribl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4" table:formula="of:=D_DICETOTAL(2;6;[.C55])" office:value-type="percentage" office:value="0.0833333333333333" calcext:value-type="percentage">
            <text:p>8.33%</text:p>
          </table:table-cell>
          <table:table-cell table:formula="of:=IF([.Q55]=1;1+1/([$'Game Variables'.$B$1]-1);1)*([.F55]+3*[.G55]+9*[.H55]-[.P55]*3)*[.I55]" office:value-type="float" office:value="0.25" calcext:value-type="float">
            <text:p>0.25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I55]+(1-[.I55])*[.I55])*IF([.Q55]=1;1+1/([$'Game Variables'.$B$1]-1);1)*([.F55]+3*[.G55]+9*[.H55]-[.P55]*3)-[.J55]" office:value-type="float" office:value="0.229166666666667" calcext:value-type="float">
            <text:p>0.2292</text:p>
          </table:table-cell>
          <table:table-cell table:formula="of:=IF([.D55]=&quot;Animal&quot;;0;IF([.Q55]=1;1+1/([$'Game Variables'.$B$1]-1);1)*([.F55]+3*[.G55]+9*[.H55]-[.P55]*3)*[.I55]/[$'Game Variables'.$B$1])" office:value-type="float" office:value="0.125" calcext:value-type="float">
            <text:p>0.1250</text:p>
          </table:table-cell>
          <table:table-cell/>
        </table:table-row>
        <table:table-row table:style-name="ro1">
          <table:table-cell table:style-name="ce2" office:value-type="string" calcext:value-type="string">
            <text:p>Satange Mechaniqu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m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D_DICETOTAL(2;6;[.C56])" office:value-type="percentage" office:value="0.111111111111111" calcext:value-type="percentage">
            <text:p>11.11%</text:p>
          </table:table-cell>
          <table:table-cell table:formula="of:=IF([.Q56]=1;1+1/([$'Game Variables'.$B$1]-1);1)*([.F56]+3*[.G56]+9*[.H56]-9*[.O56]*[.P56])*[.I56]/[$'Game Variables'.$B$1]" office:value-type="float" office:value="0.0555555555555556" calcext:value-type="float">
            <text:p>0.055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56]+(1-[.I56])*[.I56])*IF([.Q56]=1;1+1/([$'Game Variables'.$B$1]-1);1)*([.F56]+3*[.G56]+9*[.H56]-[.P56]*3)-[.J56]" office:value-type="float" office:value="0.154320987654321" calcext:value-type="float">
            <text:p>0.1543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Autre Tour</text:p>
          </table:table-cell>
        </table:table-row>
        <table:table-row table:style-name="ro1">
          <table:table-cell table:style-name="ce2" office:value-type="string" calcext:value-type="string">
            <text:p>Serp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mon</text:p>
          </table:table-cell>
          <table:table-cell/>
          <table:table-cell table:formula="of:=([$'Game Variables'.$B$1]-1)*([$'Game Variables'.$B$2]*9+[$'Game Variables'.$B$3])" office:value-type="float" office:value="37" calcext:value-type="float">
            <text:p>37</text:p>
          </table:table-cell>
          <table:table-cell table:number-columns-repeated="2"/>
          <table:table-cell table:style-name="ce4" table:formula="of:=D_DICETOTAL(2;6;[.C57])" office:value-type="percentage" office:value="0.0277777777777778" calcext:value-type="percentage">
            <text:p>2.78%</text:p>
          </table:table-cell>
          <table:table-cell table:formula="of:=IF([.Q57]=1;1+1/([$'Game Variables'.$B$1]-1);1)*([.F57]+3*[.G57]+9*[.H57]-9*[.O57]*[.P57])*[.I57]/[$'Game Variables'.$B$1]" office:value-type="float" office:value="0.513888888888889" calcext:value-type="float">
            <text:p>0.513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57]+(1-[.I57])*[.I57])*IF([.Q57]=1;1+1/([$'Game Variables'.$B$1]-1);1)*([.F57]+3*[.G57]+9*[.H57]-[.P57]*3)-[.J57]" office:value-type="float" office:value="1.51311728395062" calcext:value-type="float">
            <text:p>1.5131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in the game</text:p>
          </table:table-cell>
        </table:table-row>
        <table:table-row table:style-name="ro1">
          <table:table-cell table:style-name="ce2" office:value-type="string" calcext:value-type="string">
            <text:p>Spectral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</text:p>
          </table:table-cell>
          <table:table-cell table:number-columns-repeated="4"/>
          <table:table-cell table:style-name="ce4" table:formula="of:=D_DICETOTAL(2;6;[.C58])" office:value-type="percentage" office:value="0" calcext:value-type="percentage">
            <text:p>0.00%</text:p>
          </table:table-cell>
          <table:table-cell table:formula="of:=IF([.Q58]=1;1+1/([$'Game Variables'.$B$1]-1);1)*([.F58]+3*[.G58]+9*[.H58]-9*[.O58]*[.P58])*[.I58]/[$'Game Variables'.$B$1]" office:value-type="float" office:value="0" calcext:value-type="float">
            <text:p>0.0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I58]+(1-[.I58])*[.I58])*IF([.Q58]=1;1+1/([$'Game Variables'.$B$1]-1);1)*([.F58]+3*[.G58]+9*[.H58]-[.P58]*3)-[.J58]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Antivol et Destruction</text:p>
          </table:table-cell>
        </table:table-row>
        <table:table-row table:style-name="ro1">
          <table:table-cell table:style-name="ce1" office:value-type="string" calcext:value-type="string">
            <text:p>Tommy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rcon</text:p>
          </table:table-cell>
          <table:table-cell office:value-type="string" calcext:value-type="string">
            <text:p>Horrible</text:p>
          </table:table-cell>
          <table:table-cell/>
          <table:table-cell table:formula="of:=[Statistiques.$C$3]" office:value-type="float" office:value="0.34" calcext:value-type="float">
            <text:p>0.34</text:p>
          </table:table-cell>
          <table:table-cell/>
          <table:table-cell table:style-name="ce4" table:formula="of:=D_DICETOTAL(2;6;[.C59])" office:value-type="percentage" office:value="0.111111111111111" calcext:value-type="percentage">
            <text:p>11.11%</text:p>
          </table:table-cell>
          <table:table-cell table:formula="of:=IF([.Q59]=1;1+1/([$'Game Variables'.$B$1]-1);1)*([.F59]+3*[.G59]+9*[.H59]-[.P59]*3)*[.I59]" office:value-type="float" office:value="0.113333333333333" calcext:value-type="float">
            <text:p>0.1133</text:p>
          </table:table-cell>
          <table:table-cell table:number-columns-repeated="7"/>
          <table:table-cell table:formula="of:=([.I59]+(1-[.I59])*[.I59])*IF([.Q59]=1;1+1/([$'Game Variables'.$B$1]-1);1)*([.F59]+3*[.G59]+9*[.H59]-[.P59]*3)-[.J59]" office:value-type="float" office:value="0.100740740740741" calcext:value-type="float">
            <text:p>0.1007</text:p>
          </table:table-cell>
          <table:table-cell table:formula="of:=IF([.D59]=&quot;Animal&quot;;0;IF([.Q59]=1;1+1/([$'Game Variables'.$B$1]-1);1)*([.F59]+3*[.G59]+9*[.H59]-[.P59]*3)*[.I59]/[$'Game Variables'.$B$1])" office:value-type="float" office:value="0.0566666666666667" calcext:value-type="float">
            <text:p>0.0567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ce4"/>
          <table:table-cell table:number-columns-repeated="11"/>
        </table:table-row>
        <table:table-row table:style-name="ro1" table:number-rows-repeated="104851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istiques" table:style-name="ta1">
        <table:table-column table:style-name="co2" table:number-columns-repeated="2" table:default-cell-style-name="Default"/>
        <table:table-column table:style-name="co2" table:default-cell-style-name="ce10"/>
        <table:table-column table:style-name="co7" table:default-cell-style-name="ce4"/>
        <table:table-row table:style-name="ro1">
          <table:table-cell office:value-type="string" calcext:value-type="string">
            <text:p>Type de carte</text:p>
          </table:table-cell>
          <table:table-cell office:value-type="string" calcext:value-type="string">
            <text:p>Compte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% dans voisinage</text:p>
          </table:table-cell>
        </table:table-row>
        <table:table-row table:style-name="ro1">
          <table:table-cell office:value-type="string" calcext:value-type="string">
            <text:p>Garcon</text:p>
          </table:table-cell>
          <table:table-cell table:formula="of:=SUMIF([$Cartes.$D$2:.$D$99];[.A2];[$Cartes.$B$2:.$B$99])" office:value-type="float" office:value="34" calcext:value-type="float">
            <text:p>34</text:p>
          </table:table-cell>
          <table:table-cell table:formula="of:=[.B2]/[.$B$5]" office:value-type="percentage" office:value="0.34" calcext:value-type="percentage">
            <text:p>34%</text:p>
          </table:table-cell>
          <table:table-cell table:formula="of:=1-COM.MICROSOFT.HYPGEOM.DIST(0;5;[.B2];[.$B$5];0)" office:value-type="percentage" office:value="0.881296023564065" calcext:value-type="percentage">
            <text:p>88.13%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table:formula="of:=SUMIF([$Cartes.$D$2:.$D$99];[.A3];[$Cartes.$B$2:.$B$99])" office:value-type="float" office:value="34" calcext:value-type="float">
            <text:p>34</text:p>
          </table:table-cell>
          <table:table-cell table:formula="of:=[.B3]/[.$B$5]" office:value-type="percentage" office:value="0.34" calcext:value-type="percentage">
            <text:p>34%</text:p>
          </table:table-cell>
          <table:table-cell table:formula="of:=1-COM.MICROSOFT.HYPGEOM.DIST(0;5;[.B3];[.$B$5];0)" office:value-type="percentage" office:value="0.881296023564065" calcext:value-type="percentage">
            <text:p>88.13%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table:formula="of:=SUMIF([$Cartes.$D$2:.$D$99];[.A4];[$Cartes.$B$2:.$B$99])" office:value-type="float" office:value="32" calcext:value-type="float">
            <text:p>32</text:p>
          </table:table-cell>
          <table:table-cell table:formula="of:=[.B4]/[.$B$5]" office:value-type="percentage" office:value="0.32" calcext:value-type="percentage">
            <text:p>32%</text:p>
          </table:table-cell>
          <table:table-cell table:formula="of:=1-COM.MICROSOFT.HYPGEOM.DIST(0;5;[.B4];[.$B$5];0)" office:value-type="percentage" office:value="0.861542417654347" calcext:value-type="percentage">
            <text:p>86.15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])" office:value-type="float" office:value="100" calcext:value-type="float">
            <text:p>10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rrible</text:p>
          </table:table-cell>
          <table:table-cell table:formula="of:=SUMIF([$Cartes.$E$2:.$E$99];[.A7];[$Cartes.$B$2:.$B$99])" office:value-type="float" office:value="24" calcext:value-type="float">
            <text:p>24</text:p>
          </table:table-cell>
          <table:table-cell table:formula="of:=[.B7]/[.$B$10]" office:value-type="percentage" office:value="0.24" calcext:value-type="percentage">
            <text:p>24%</text:p>
          </table:table-cell>
          <table:table-cell table:formula="of:=1-COM.MICROSOFT.HYPGEOM.DIST(0;5;[.B7];[.$B$5];0)" office:value-type="percentage" office:value="0.754609528909971" calcext:value-type="percentage">
            <text:p>75.46%</text:p>
          </table:table-cell>
        </table:table-row>
        <table:table-row table:style-name="ro1">
          <table:table-cell office:value-type="string" calcext:value-type="string">
            <text:p>Adorable</text:p>
          </table:table-cell>
          <table:table-cell table:formula="of:=SUMIF([$Cartes.$E$2:.$E$99];[.A8];[$Cartes.$B$2:.$B$99])" office:value-type="float" office:value="24" calcext:value-type="float">
            <text:p>24</text:p>
          </table:table-cell>
          <table:table-cell table:formula="of:=[.B8]/[.$B$10]" office:value-type="percentage" office:value="0.24" calcext:value-type="percentage">
            <text:p>24%</text:p>
          </table:table-cell>
          <table:table-cell table:formula="of:=1-COM.MICROSOFT.HYPGEOM.DIST(0;5;[.B8];[.$B$5];0)" office:value-type="percentage" office:value="0.754609528909971" calcext:value-type="percentage">
            <text:p>75.46%</text:p>
          </table:table-cell>
        </table:table-row>
        <table:table-row table:style-name="ro1">
          <table:table-cell office:value-type="string" calcext:value-type="string">
            <text:p>Non Typé</text:p>
          </table:table-cell>
          <table:table-cell table:formula="of:=SUMIF([$Cartes.$E$2:.$E$99];&quot;x&quot;;[$Cartes.$B$2:.$B$99])" office:value-type="float" office:value="52" calcext:value-type="float">
            <text:p>52</text:p>
          </table:table-cell>
          <table:table-cell table:formula="of:=[.B9]/[.$B$10]" office:value-type="percentage" office:value="0.52" calcext:value-type="percentage">
            <text:p>52%</text:p>
          </table:table-cell>
          <table:table-cell table:formula="of:=1-COM.MICROSOFT.HYPGEOM.DIST(0;5;[.B9];[.$B$5];0)" office:value-type="percentage" office:value="0.977256469598149" calcext:value-type="percentage">
            <text:p>97.73%</text:p>
          </table:table-cell>
        </table:table-row>
        <table:table-row table:style-name="ro1">
          <table:table-cell/>
          <table:table-cell table:formula="of:=SUM([.B7:.B9])" office:value-type="float" office:value="100" calcext:value-type="float">
            <text:p>100</text:p>
          </table:table-cell>
          <table:table-cell table:style-name="Default" table:number-columns-repeated="2"/>
        </table:table-row>
      </table:table>
      <table:table table:name="Game Variable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b Joueu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mon W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s Win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Cartes.A1:Cartes.T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 number:grouping="true"/>
    </number:number-style>
    <number:number-style style:name="N143">
      <number:number number:decimal-places="3" number:min-decimal-places="3" number:min-integer-digits="1" number:grouping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21:45:57.58178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4T22:57:08.162000000</meta:creation-date>
    <dc:date>2025-09-02T22:54:07.862287900</dc:date>
    <meta:editing-duration>PT3H25M52S</meta:editing-duration>
    <meta:editing-cycles>38</meta:editing-cycles>
    <meta:generator>LibreOffice/25.2.5.2$Windows_X86_64 LibreOffice_project/03d19516eb2e1dd5d4ccd751a0d6f35f35e08022</meta:generator>
    <meta:document-statistic meta:table-count="3" meta:cell-count="654" meta:object-count="0"/>
  </office:meta>
</office:document-meta>
</file>